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3.7cm" svg:y="3.4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13.7cm" svg:y1="3.4cm" svg:x2="13.7cm" svg:y2="13.4cm">
          <text:p text:style-name="P2"><text:measure text:kind="gap"/>10</text:p>
        </draw:measure>
        <draw:measure draw:style-name="gr2" draw:text-style-name="P1" draw:layer="measurelines" svg:x1="3.7cm" svg:y1="3.4cm" svg:x2="13.7cm" svg:y2="3.4cm">
          <text:p text:style-name="P2"><text:measure text:kind="gap"/><text:measure text:kind="value">10</text:measure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17:24:02.489000000</meta:creation-date>
    <dc:date>2014-04-26T17:31:33.975000000</dc:date>
    <meta:editing-duration>P0D</meta:editing-duration>
    <meta:editing-cycles>1</meta:editing-cycles>
    <meta:document-statistic meta:object-count="3"/>
    <meta:generator>LibreOffice/4.2.0.4$Windows_x86 LibreOffice_project/05dceb5d363845f2cf968344d7adab8dcfb2ba71</meta:generator>
  </office:meta>
</office:document-meta>
</file>